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Arial Unicode MS1" svg:font-family="'Arial Unicode MS'" style:font-family-generic="swiss"/>
    <style:font-face style:name="Helvetica Neue" svg:font-family="'Helvetica Neu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Helvetica Neue" officeooo:rsid="00168282" officeooo:paragraph-rsid="00168282"/>
    </style:style>
    <style:style style:name="P2" style:family="paragraph" style:parent-style-name="Standard">
      <style:text-properties style:font-name="Helvetica Neue" officeooo:rsid="001712a4" officeooo:paragraph-rsid="00168282"/>
    </style:style>
    <style:style style:name="P3" style:family="paragraph" style:parent-style-name="Standard">
      <style:text-properties style:font-name="Helvetica Neue" officeooo:rsid="00180e52" officeooo:paragraph-rsid="00180e52"/>
    </style:style>
    <style:style style:name="P4" style:family="paragraph" style:parent-style-name="Standard">
      <style:text-properties style:font-name="Helvetica Neue" officeooo:rsid="001960f7" officeooo:paragraph-rsid="00180e52"/>
    </style:style>
    <style:style style:name="P5" style:family="paragraph" style:parent-style-name="Standard">
      <style:text-properties style:font-name="Helvetica Neue" officeooo:rsid="00199295" officeooo:paragraph-rsid="00199295"/>
    </style:style>
    <style:style style:name="P6" style:family="paragraph" style:parent-style-name="Standard" style:list-style-name="L1">
      <style:text-properties style:font-name="Helvetica Neue" officeooo:rsid="00180e52" officeooo:paragraph-rsid="00180e52"/>
    </style:style>
    <style:style style:name="P7" style:family="paragraph" style:parent-style-name="Standard" style:list-style-name="L2">
      <style:text-properties style:font-name="Helvetica Neue" officeooo:rsid="00180e52" officeooo:paragraph-rsid="00180e52"/>
    </style:style>
    <style:style style:name="P8" style:family="paragraph" style:parent-style-name="Standard" style:list-style-name="L3">
      <style:text-properties style:font-name="Helvetica Neue" officeooo:rsid="00180e52" officeooo:paragraph-rsid="00180e52"/>
    </style:style>
    <style:style style:name="P9" style:family="paragraph" style:parent-style-name="Standard" style:list-style-name="L4">
      <style:text-properties style:font-name="Helvetica Neue" officeooo:rsid="00180e52" officeooo:paragraph-rsid="00180e52"/>
    </style:style>
    <style:style style:name="P10" style:family="paragraph" style:parent-style-name="Standard">
      <style:paragraph-properties>
        <style:tab-stops>
          <style:tab-stop style:position="6.9425in" style:type="right"/>
        </style:tab-stops>
      </style:paragraph-properties>
      <style:text-properties style:font-name="Helvetica Neue" officeooo:rsid="00180e52" officeooo:paragraph-rsid="001a9b24"/>
    </style:style>
    <style:style style:name="P11" style:family="paragraph" style:parent-style-name="Standard" style:list-style-name="L4">
      <style:text-properties style:font-name="Helvetica Neue" officeooo:rsid="00199295" officeooo:paragraph-rsid="00199295"/>
    </style:style>
    <style:style style:name="P12" style:family="paragraph" style:parent-style-name="Standard">
      <style:paragraph-properties>
        <style:tab-stops>
          <style:tab-stop style:position="6.9425in" style:type="right"/>
        </style:tab-stops>
      </style:paragraph-properties>
      <style:text-properties style:font-name="Helvetica Neue" officeooo:rsid="00199295" officeooo:paragraph-rsid="001a9b24"/>
    </style:style>
    <style:style style:name="P13" style:family="paragraph" style:parent-style-name="Standard">
      <style:paragraph-properties>
        <style:tab-stops>
          <style:tab-stop style:position="6.9425in" style:type="right"/>
        </style:tab-stops>
      </style:paragraph-properties>
      <style:text-properties style:font-name="Helvetica Neue" officeooo:rsid="00199295" officeooo:paragraph-rsid="001a9b24"/>
    </style:style>
    <style:style style:name="P14" style:family="paragraph" style:parent-style-name="Standard">
      <style:text-properties style:font-name="Helvetica Neue" officeooo:rsid="001960f7" officeooo:paragraph-rsid="001960f7"/>
    </style:style>
    <style:style style:name="P15" style:family="paragraph" style:parent-style-name="Standard" style:list-style-name="L4">
      <style:paragraph-properties>
        <style:tab-stops>
          <style:tab-stop style:position="6.9425in" style:type="right"/>
        </style:tab-stops>
      </style:paragraph-properties>
      <style:text-properties style:font-name="Helvetica Neue" officeooo:rsid="001a9b24" officeooo:paragraph-rsid="001da0c8"/>
    </style:style>
    <style:style style:name="P16" style:family="paragraph" style:parent-style-name="Standard" style:list-style-name="L4">
      <style:paragraph-properties>
        <style:tab-stops>
          <style:tab-stop style:position="6.9425in" style:type="right"/>
        </style:tab-stops>
      </style:paragraph-properties>
      <style:text-properties style:font-name="Helvetica Neue" officeooo:rsid="001bb5ce" officeooo:paragraph-rsid="001da0c8"/>
    </style:style>
    <style:style style:name="P17" style:family="paragraph" style:parent-style-name="Standard">
      <style:paragraph-properties>
        <style:tab-stops>
          <style:tab-stop style:position="6.9425in" style:type="right"/>
        </style:tab-stops>
      </style:paragraph-properties>
      <style:text-properties style:font-name="Helvetica Neue" officeooo:rsid="001da0c8" officeooo:paragraph-rsid="001da0c8"/>
    </style:style>
    <style:style style:name="P18" style:family="paragraph" style:parent-style-name="Standard" style:list-style-name="L4">
      <style:paragraph-properties>
        <style:tab-stops>
          <style:tab-stop style:position="6.9425in" style:type="right"/>
        </style:tab-stops>
      </style:paragraph-properties>
      <style:text-properties style:font-name="Helvetica Neue" officeooo:rsid="001da0c8" officeooo:paragraph-rsid="001da0c8"/>
    </style:style>
    <style:style style:name="P19" style:family="paragraph" style:parent-style-name="Standard" style:list-style-name="L4">
      <style:paragraph-properties>
        <style:tab-stops>
          <style:tab-stop style:position="6.9425in" style:type="right"/>
        </style:tab-stops>
      </style:paragraph-properties>
      <style:text-properties style:font-name="Helvetica Neue" officeooo:rsid="001e34ff" officeooo:paragraph-rsid="001e34ff"/>
    </style:style>
    <style:style style:name="P20" style:family="paragraph" style:parent-style-name="Standard">
      <style:paragraph-properties>
        <style:tab-stops>
          <style:tab-stop style:position="6.9425in" style:type="right"/>
        </style:tab-stops>
      </style:paragraph-properties>
      <style:text-properties style:font-name="Helvetica Neue" officeooo:rsid="001e34ff" officeooo:paragraph-rsid="001e34ff"/>
    </style:style>
    <style:style style:name="P21" style:family="paragraph" style:parent-style-name="Standard">
      <style:paragraph-properties fo:break-before="page"/>
      <style:text-properties style:font-name="Helvetica Neue" officeooo:rsid="00168282" officeooo:paragraph-rsid="001a9b24"/>
    </style:style>
    <style:style style:name="T1" style:family="text">
      <style:text-properties style:font-name="Helvetica Neue" officeooo:rsid="001a9b24"/>
    </style:style>
    <style:style style:name="T2" style:family="text">
      <style:text-properties fo:font-size="40pt" fo:font-weight="250" style:font-size-asian="40pt" style:font-size-complex="40pt"/>
    </style:style>
    <style:style style:name="T3" style:family="text">
      <style:text-properties fo:font-size="40pt" fo:font-weight="250" officeooo:rsid="001712a4" style:font-size-asian="40pt" style:font-size-complex="40pt"/>
    </style:style>
    <style:style style:name="T4" style:family="text">
      <style:text-properties fo:font-size="40pt" fo:font-weight="250" officeooo:rsid="00199295" style:font-size-asian="40pt" style:font-size-complex="40pt"/>
    </style:style>
    <style:style style:name="T5" style:family="text">
      <style:text-properties fo:font-size="40pt" fo:font-weight="250" officeooo:rsid="001a9b24" style:font-size-asian="40pt" style:font-size-complex="40pt"/>
    </style:style>
    <style:style style:name="T6" style:family="text">
      <style:text-properties officeooo:rsid="001960f7"/>
    </style:style>
    <style:style style:name="T7" style:family="text">
      <style:text-properties officeooo:rsid="00199295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1a9b24"/>
    </style:style>
    <style:style style:name="T10" style:family="text">
      <style:text-properties officeooo:rsid="001bb5ce"/>
    </style:style>
    <style:style style:name="T11" style:family="text">
      <style:text-properties officeooo:rsid="001da0c8"/>
    </style:style>
    <text:list-style style:name="L1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72in" fo:text-indent="-0.25in" fo:margin-left="2.7972in"/>
        </style:list-level-properties>
      </text:list-level-style-bullet>
    </text:list-style>
    <text:list-style style:name="L2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P</text:span><text:span text:style-name="T4">ost-</text:span><text:span text:style-name="T3">dive Checklist for Data</text:span><text:span text:style-name="T2">:</text:span></text:p>
      <text:p text:style-name="P2"/>
      <text:p text:style-name="P5">Dive:_<text:span text:style-name="T8">J2-</text:span>______</text:p>
      <text:p text:style-name="P2"/>
      <text:p text:style-name="P3">In the <text:span text:style-name="T6">r</text:span>ack</text:p>
      <text:list xml:id="list3558571623" text:style-name="L1">
        <text:list-item>
          <text:p text:style-name="P6"><text:span text:style-name="T7">Pull</text:span> media <text:span text:style-name="T7">from</text:span> KiPro Ultra+ 1</text:p>
        </text:list-item>
        <text:list-item>
          <text:p text:style-name="P6"><text:span text:style-name="T7">Pull</text:span> media <text:span text:style-name="T7">from</text:span> KiPro Ultra+ 2</text:p>
        </text:list-item>
        <text:list-item>
          <text:p text:style-name="P6"><text:span text:style-name="T7">Pull</text:span> media <text:span text:style-name="T7">from</text:span> KiPro Rack</text:p>
        </text:list-item>
      </text:list>
      <text:p text:style-name="P3"/>
      <text:p text:style-name="P3">rec2</text:p>
      <text:list xml:id="list742677523" text:style-name="L2">
        <text:list-item>
          <text:p text:style-name="P7">St<text:span text:style-name="T7">op</text:span> h.264 recorder</text:p>
        </text:list-item>
      </text:list>
      <text:p text:style-name="P3"/>
      <text:p text:style-name="P3">rec3</text:p>
      <text:list xml:id="list2599899594" text:style-name="L3">
        <text:list-item>
          <text:p text:style-name="P8">St<text:span text:style-name="T7">op</text:span> h.264 recorder</text:p>
        </text:list-item>
      </text:list>
      <text:p text:style-name="P3"/>
      <text:p text:style-name="P3">eventlogger</text:p>
      <text:list xml:id="list3416044135" text:style-name="L4">
        <text:list-item>
          <text:p text:style-name="P11">Verify ASNAP is off in Sealog</text:p>
        </text:list-item>
        <text:list-item>
          <text:p text:style-name="P9"><text:span text:style-name="T7">Update start/stop time for</text:span> lowering in Sealog</text:p>
        </text:list-item>
      </text:list>
      <text:p text:style-name="P4"/>
      <text:p text:style-name="P14">Notes:</text:p>
      <text:p text:style-name="P14"/>
      <text:p text:style-name="P21"><text:span text:style-name="T5">Dive Processing</text:span><text:span text:style-name="T3"> Checklist</text:span><text:span text:style-name="T2">:</text:span></text:p>
      <text:p text:style-name="P14"/>
      <text:p text:style-name="P12">Dive:_<text:span text:style-name="T8">J2-</text:span>______<text:tab/><text:span text:style-name="T9">Off Deck</text:span>: ___/____/______ ____:____:____</text:p>
      <text:p text:style-name="P12"><text:span text:style-name="T9"><text:tab/>On Bottom</text:span>: ___/____/______ ____:____:____</text:p>
      <text:p text:style-name="P12"><text:span text:style-name="T9"><text:tab/>Off Bottom</text:span>: ___/____/______ ____:____:____</text:p>
      <text:p text:style-name="P12"><text:span text:style-name="T9"><text:tab/>On Deck</text:span>: ___/____/______ ____:____:____</text:p>
      <text:p text:style-name="P10"/>
      <text:list xml:id="list100007812401951" text:continue-numbering="true" text:style-name="L4">
        <text:list-item>
          <text:p text:style-name="P15">Verify Off Deck, On Bottom, Off Bottom, On Deck times</text:p>
        </text:list-item>
        <text:list-item>
          <text:p text:style-name="P16">Verify <text:span text:style-name="T11">Sealog </text:span>Lowering Record was created and start/stop times are correct</text:p>
          <text:p text:style-name="P16"/>
        </text:list-item>
        <text:list-item>
          <text:p text:style-name="P15"><text:span text:style-name="T11">Rebuild data rsync script with build_cruise_data_rsync_scripts</text:span>.py</text:p>
        </text:list-item>
        <text:list-item>
          <text:p text:style-name="P15"><text:span text:style-name="T11">P</text:span>ull <text:span text:style-name="T11">d</text:span>ata from Dlog <text:span text:style-name="T11">with &lt;cruise_id&gt;_backup_data_rsync_script.sh to </text:span></text:p>
          <text:p text:style-name="P15"/>
        </text:list-item>
        <text:list-item>
          <text:p text:style-name="P15"><text:span text:style-name="T11">Create</text:span> <text:span text:style-name="T10">l</text:span>owering <text:span text:style-name="T10">data d</text:span>irector<text:span text:style-name="T10">ies with build_cruise_directories</text:span>.py</text:p>
        </text:list-item>
        <text:list-item>
          <text:p text:style-name="P15"><text:span text:style-name="T11">Create data processing scripts for lowering with build_lowering_data_proc_scripts.py</text:span></text:p>
        </text:list-item>
        <text:list-item>
          <text:p text:style-name="P15">Add On Bottom, Off Bottom times to &lt;lowering_id&gt;_make_lowering.sh <text:span text:style-name="T10">script</text:span></text:p>
        </text:list-item>
        <text:list-item>
          <text:p text:style-name="P15">Add On Bottom, Off Bottom times to &lt;lowering_id&gt;_proc_clips.sh <text:span text:style-name="T10">script</text:span></text:p>
        </text:list-item>
        <text:list-item>
          <text:p text:style-name="P16"><text:span text:style-name="T11">Make Lowering with </text:span><text:s/>&lt;lowering_id&gt;_make_lowering.sh</text:p>
        </text:list-item>
        <text:list-item>
          <text:p text:style-name="P16"><text:span text:style-name="T11">Process clips with</text:span> &lt;lowering_id&gt;_proc_clips.sh</text:p>
        </text:list-item>
        <text:list-item>
          <text:p text:style-name="P18">Backup data for science with &lt;cruise_id&gt;_backup_data_rsync_script.sh</text:p>
        </text:list-item>
      </text:list>
      <text:p text:style-name="P17"/>
      <text:list xml:id="list100008070215973" text:continue-numbering="true" text:style-name="L4">
        <text:list-item>
          <text:p text:style-name="P19">Copy AJA KiPro Ultra video files to: &lt;cruise_id&gt;/Vehicle/ProcData/&lt;cruise_id&gt;/&lt;lowering_id&gt;/Highlights</text:p>
        </text:list-item>
        <text:list-item>
          <text:p text:style-name="P19">Copy AJA KiPro Rack vide to: &lt;cruise_id&gt;/Vehicle/ProcData/&lt;cruise_id&gt;/&lt;lowering_id&gt;/KiPro1080</text:p>
        </text:list-item>
      </text:list>
      <text:p text:style-name="P20"/>
      <text:list xml:id="list100009317008084" text:continue-numbering="true" text:style-name="L4">
        <text:list-item>
          <text:p text:style-name="P19">Copy H264 video files to: &lt;cruise_id&gt;/H264Recording/&lt;lowering_id&gt;</text:p>
        </text:list-item>
      </text:list>
      <text:p text:style-name="P20"/>
      <text:list xml:id="list100008185341143" text:continue-numbering="true" text:style-name="L4">
        <text:list-item>
          <text:p text:style-name="P19">HD Framegrab files to: &lt;cruise_id&gt;/HDGrabs/&lt;lowering_id&gt;</text:p>
        </text:list-item>
      </text:list>
      <text:p text:style-name="P20"/>
      <text:list xml:id="list100008320177109" text:continue-numbering="true" text:style-name="L4">
        <text:list-item>
          <text:p text:style-name="P19">DSC files to: &lt;cruise_id&gt;/StillCamera/&lt;lowering_id&gt;</text:p>
        </text:list-item>
      </text:list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Arial Unicode MS1" svg:font-family="'Arial Unicode MS'" style:font-family-generic="swiss"/>
    <style:font-face style:name="Helvetica Neue" svg:font-family="'Helvetica Neu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2:19:33.240542873</meta:creation-date>
    <meta:print-date>2018-09-19T12:28:36.482796338</meta:print-date>
    <dc:date>2019-05-24T10:00:07.269110336</dc:date>
    <meta:editing-duration>PT31M4S</meta:editing-duration>
    <meta:editing-cycles>3</meta:editing-cycles>
    <meta:generator>LibreOffice/6.1.0.3$MacOSX_X86_64 LibreOffice_project/efb621ed25068d70781dc026f7e9c5187a4decd1</meta:generator>
    <meta:document-statistic meta:table-count="0" meta:image-count="0" meta:object-count="0" meta:page-count="2" meta:paragraph-count="37" meta:word-count="203" meta:character-count="1591" meta:non-whitespace-character-count="1443"/>
  </office:meta>
</office:document-meta>
</file>